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7">
      <style:text-properties fo:color="#ff0000"/>
    </style:style>
    <style:style style:name="P13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Sažetak rada “Indexing compressed text” (Ferragina i Manzini)</text:h>
      <text:p text:style-name="P3"/>
      <text:list xml:id="list1975222989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2079196131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2002305377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822683006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114210817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1568350660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518432650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37733003" text:style-name="L7">
        <text:list-item>
          <text:list>
            <text:list-item>
              <text:list>
                <text:list-item>
                  <text:p text:style-name="P12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717706506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549477647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2101391850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19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19">R</text:span><text:span text:style-name="T3"> prefix → to napravimo lako jer nam tu akciju nudi struktura Opp($P</text:span><text:span text:style-name="T19">R</text:span><text:span text:style-name="T3">)</text:span></text:p>
                        </text:list-item>
                        <text:list-item>
                          <text:p text:style-name="P21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4">ZANIMLJIVO: ovaj algoritam neće vratiti lokacije sortirane, što bi možda netko očekivao</text:p>
                    </text:list-item>
                    <text:list-item>
                      <text:p text:style-name="P24">POSEBNOSTI KADA JE ZADNJA RIJEČ ISTA KAO NEKA PRIJE:</text:p>
                      <text:list>
                        <text:list-item>
                          <text:p text:style-name="P24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4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27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→ osnovna klasa </text:span><text:span text:style-name="T7">(pokazivače na djecu pamtim pomoću mape)</text:span><text:span text:style-name="T3">, array N (koji je sadržan u Trie)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19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7">napravi Opp(T</text:span><text:span text:style-name="T14">$</text:span><text:span text:style-name="T19">R</text:span><text:span text:style-name="T17">)</text:span></text:p>
                    </text:list-item>
                    <text:list-item>
                      <text:p text:style-name="P24"><text:span text:style-name="T3">pitaj Opp za $T</text:span><text:span text:style-name="T13">i</text:span><text:span text:style-name="T18">R</text:span><text:span text:style-name="T3">$ za i el. {1..d} (dakle postavit ćemo d upita), spremi dobivene </text:span><text:span text:style-name="T3">brojeve redaka u array N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pitaj Opp za $P<text:span text:style-name="T18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 (nije sortirano)</text:p>
                    </text:list-item>
                    <text:list-item>
                      <text:p text:style-name="P27">trenutno sam napravio da vektor sa lokacijama vraća normalnim putem što znači da se cijeli kopira, to bi trebalo ubrzati vjerojatno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3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29T11:37:39</dc:date>
    <dc:creator>Martin </dc:creator>
    <meta:editing-duration>P1DT14H51M33S</meta:editing-duration>
    <meta:editing-cycles>184</meta:editing-cycles>
    <meta:document-statistic meta:table-count="0" meta:image-count="0" meta:object-count="0" meta:page-count="4" meta:paragraph-count="94" meta:word-count="1246" meta:character-count="7186"/>
  </office:meta>
</office:document-meta>
</file>